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Hack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Sans" fo:font-weight="bold" officeooo:paragraph-rsid="0019924b" style:font-weight-asian="bold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atin Modern Sans" fo:font-size="15pt" fo:font-weight="bold" officeooo:paragraph-rsid="0019924b" style:font-size-asian="15pt" style:font-weight-asian="bold" style:font-name-complex="Arial Narrow" style:font-weight-complex="bold"/>
    </style:style>
    <style:style style:name="P3" style:family="paragraph" style:parent-style-name="Standard">
      <style:text-properties style:font-name="Latin Modern Sans" fo:font-size="15pt" fo:font-weight="bold" officeooo:paragraph-rsid="0019924b" style:font-size-asian="15pt" style:font-weight-asian="bold" style:font-name-complex="Book Antiqua" style:font-weight-complex="bold"/>
    </style:style>
    <style:style style:name="P4" style:family="paragraph" style:parent-style-name="Standard">
      <style:text-properties style:font-name="Latin Modern Sans" officeooo:paragraph-rsid="0019924b" style:font-name-complex="Book Antiqua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font-name="Latin Modern Sans" officeooo:paragraph-rsid="0019924b" style:font-name-complex="Century"/>
    </style:style>
    <style:style style:name="P6" style:family="paragraph" style:parent-style-name="Standard">
      <style:text-properties style:font-name="Latin Modern Sans" officeooo:paragraph-rsid="0019924b" style:font-name-complex="Century"/>
    </style:style>
    <style:style style:name="P7" style:family="paragraph" style:parent-style-name="Standard">
      <style:text-properties style:font-name="Latin Modern Sans" officeooo:paragraph-rsid="0019924b"/>
    </style:style>
    <style:style style:name="P8" style:family="paragraph" style:parent-style-name="Text_20_body">
      <style:text-properties style:font-name="Latin Modern Sans" fo:font-size="27pt" officeooo:paragraph-rsid="0019924b" style:font-size-asian="27pt" style:font-name-complex="Comic Sans MS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color="#0000ff" loext:opacity="100%" style:font-name="Latin Modern Sans" fo:font-size="11pt" fo:font-weight="bold" officeooo:paragraph-rsid="0019924b" style:font-size-asian="11pt" style:font-weight-asian="bold" style:font-name-complex="Arial Narrow" style:font-weight-complex="bold"/>
    </style:style>
    <style:style style:name="P10" style:family="paragraph" style:parent-style-name="Standard">
      <style:text-properties fo:color="#0000ff" loext:opacity="100%" style:font-name="Latin Modern Sans" fo:font-size="15pt" fo:font-weight="bold" officeooo:paragraph-rsid="0019924b" style:font-size-asian="15pt" style:font-weight-asian="bold" style:font-name-complex="Century" style:font-weight-complex="bold"/>
    </style:style>
    <style:style style:name="P11" style:family="paragraph" style:parent-style-name="Standard">
      <style:text-properties fo:color="#0000ff" loext:opacity="100%" style:font-name="Latin Modern Sans" fo:font-size="15pt" fo:font-weight="bold" officeooo:paragraph-rsid="0019924b" style:font-name-asian="Century" style:font-size-asian="15pt" style:font-weight-asian="bold" style:font-name-complex="Century" style:font-weight-complex="bold"/>
    </style:style>
    <style:style style:name="P12" style:family="paragraph" style:parent-style-name="Standard" style:list-style-name="L1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font-weight="normal" officeooo:paragraph-rsid="00216d47" style:font-name-asian="Century" style:font-size-asian="10pt" style:font-weight-asian="normal" style:font-name-complex="Century" style:font-size-complex="10pt" style:font-weight-complex="normal"/>
    </style:style>
    <style:style style:name="P13" style:family="paragraph" style:parent-style-name="Standard" style:list-style-name="L2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font-weight="normal" officeooo:paragraph-rsid="001ce3e3" style:font-name-asian="Comic Sans MS" style:font-size-asian="8.75pt" style:font-weight-asian="normal" style:font-name-complex="Comic Sans MS" style:font-size-complex="10pt" style:font-weight-complex="normal"/>
    </style:style>
    <style:style style:name="P14" style:family="paragraph" style:parent-style-name="Standard" style:list-style-name="L3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language="en" fo:country="US" fo:font-weight="normal" officeooo:rsid="001ab08a" officeooo:paragraph-rsid="001db55e" style:letter-kerning="true" style:font-name-asian="Century" style:font-size-asian="10pt" style:language-asian="zh" style:country-asian="CN" style:font-weight-asian="normal" style:font-name-complex="Century" style:font-size-complex="10pt" style:language-complex="ar" style:country-complex="SA" style:font-weight-complex="normal"/>
    </style:style>
    <style:style style:name="P15" style:family="paragraph" style:parent-style-name="Standard" style:list-style-name="L4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language="en" fo:country="US" fo:font-weight="normal" officeooo:paragraph-rsid="001fc30e" style:letter-kerning="true" style:font-name-asian="Century" style:font-size-asian="10pt" style:language-asian="zh" style:country-asian="CN" style:font-weight-asian="normal" style:font-name-complex="Century" style:font-size-complex="10pt" style:language-complex="ar" style:country-complex="SA" style:font-weight-complex="normal"/>
    </style:style>
    <style:style style:name="P16" style:family="paragraph" style:parent-style-name="Standard" style:list-style-name="WW8Num6">
      <style:text-properties style:font-name="Latin Modern Sans" officeooo:rsid="001805f6" officeooo:paragraph-rsid="0019924b"/>
    </style:style>
    <style:style style:name="P17" style:family="paragraph" style:parent-style-name="Standard" style:list-style-name="WW8Num6">
      <style:text-properties style:font-name="Latin Modern Sans" officeooo:rsid="001bd943" officeooo:paragraph-rsid="001bd943"/>
    </style:style>
    <style:style style:name="P18" style:family="paragraph" style:parent-style-name="Standard" style:list-style-name="WW8Num13">
      <style:paragraph-properties fo:text-align="justify" style:justify-single-word="false"/>
      <style:text-properties style:font-name="Latin Modern Sans" officeooo:paragraph-rsid="001dfd6e" style:font-name-complex="Century"/>
    </style:style>
    <style:style style:name="P19" style:family="paragraph" style:parent-style-name="Standard" style:list-style-name="WW8Num14">
      <style:paragraph-properties fo:text-align="justify" style:justify-single-word="false"/>
      <style:text-properties style:font-name="Latin Modern Sans" officeooo:paragraph-rsid="001fc30e" style:font-name-complex="Century"/>
    </style:style>
    <style:style style:name="P20" style:family="paragraph" style:parent-style-name="Standard">
      <style:text-properties style:font-name="Latin Modern Sans" fo:font-size="15pt" fo:font-weight="bold" officeooo:paragraph-rsid="0019924b" style:font-size-asian="15pt" style:font-weight-asian="bold" style:font-name-complex="Book Antiqua" style:font-weight-complex="bold"/>
    </style:style>
    <style:style style:name="P21" style:family="paragraph" style:parent-style-name="Standard" style:list-style-name="WW8Num7">
      <style:paragraph-properties fo:text-align="justify" style:justify-single-word="false"/>
      <style:text-properties style:font-name="Latin Modern Sans" officeooo:rsid="001ab08a" officeooo:paragraph-rsid="001ce3e3"/>
    </style:style>
    <style:style style:name="P22" style:family="paragraph" style:parent-style-name="Standard" style:list-style-name="WW8Num13">
      <style:paragraph-properties fo:text-align="justify" style:justify-single-word="false"/>
      <style:text-properties fo:color="#0000ff" loext:opacity="100%" style:font-name="Latin Modern Sans" fo:font-size="15pt" fo:font-weight="bold" officeooo:paragraph-rsid="0019924b" style:font-size-asian="15pt" style:font-weight-asian="bold" style:font-name-complex="Century" style:font-weight-complex="bold"/>
    </style:style>
    <style:style style:name="P23" style:family="paragraph" style:parent-style-name="Standard">
      <style:text-properties fo:color="#0000ff" loext:opacity="100%" style:font-name="Latin Modern Sans" fo:font-size="15pt" fo:font-weight="bold" officeooo:rsid="00216d47" officeooo:paragraph-rsid="00216d47" style:font-size-asian="15pt" style:font-weight-asian="bold" style:font-name-complex="Century" style:font-weight-complex="bold"/>
    </style:style>
    <style:style style:name="T1" style:family="text">
      <style:text-properties fo:color="#000000" loext:opacity="100%" fo:font-size="14pt" fo:font-weight="bold" style:font-size-asian="14pt" style:font-weight-asian="bold" style:font-name-complex="Arial" style:font-weight-complex="bold"/>
    </style:style>
    <style:style style:name="T2" style:family="text">
      <style:text-properties fo:color="#000000" loext:opacity="100%" fo:font-size="14pt" fo:font-style="italic" fo:font-weight="bold" style:font-size-asian="14pt" style:font-style-asian="italic" style:font-weight-asian="bold" style:font-name-complex="Arial" style:font-weight-complex="bold"/>
    </style:style>
    <style:style style:name="T3" style:family="text">
      <style:text-properties fo:color="#000000" loext:opacity="100%" fo:font-size="14pt" fo:font-style="italic" fo:font-weight="bold" officeooo:rsid="00216d47" style:font-size-asian="14pt" style:font-style-asian="italic" style:font-weight-asian="bold" style:font-name-complex="Arial" style:font-weight-complex="bold"/>
    </style:style>
    <style:style style:name="T4" style:family="text">
      <style:text-properties officeooo:rsid="001ab08a"/>
    </style:style>
    <style:style style:name="T5" style:family="text">
      <style:text-properties style:font-name="Hack" fo:font-size="10pt" officeooo:rsid="001ab08a" fo:background-color="#fff5ce" loext:char-shading-value="0" style:font-size-asian="12pt" style:font-size-complex="12pt"/>
    </style:style>
    <style:style style:name="T6" style:family="text">
      <style:text-properties style:font-name="Hack" fo:font-size="10pt" officeooo:rsid="001bd943" fo:background-color="#fff5ce" loext:char-shading-value="0" style:font-size-asian="12pt" style:font-size-complex="12pt"/>
    </style:style>
    <style:style style:name="T7" style:family="text">
      <style:text-properties fo:background-color="#fff5ce" loext:char-shading-value="0"/>
    </style:style>
    <style:style style:name="T8" style:family="text">
      <style:text-properties officeooo:rsid="001ce3e3" fo:background-color="#fff5ce" loext:char-shading-value="0"/>
    </style:style>
    <style:style style:name="T9" style:family="text">
      <style:text-properties style:font-name-complex="Century"/>
    </style:style>
    <style:style style:name="T10" style:family="text">
      <style:text-properties officeooo:rsid="001ada17" style:font-name-complex="Century"/>
    </style:style>
    <style:style style:name="T11" style:family="text">
      <style:text-properties officeooo:rsid="001db55e" style:font-name-complex="Century"/>
    </style:style>
    <style:style style:name="T12" style:family="text">
      <style:text-properties officeooo:rsid="00216d47" style:font-name-complex="Century"/>
    </style:style>
    <style:style style:name="T13" style:family="text">
      <style:text-properties officeooo:rsid="0019924b"/>
    </style:style>
    <style:style style:name="T14" style:family="text">
      <style:text-properties officeooo:rsid="001bd943"/>
    </style:style>
    <style:style style:name="T15" style:family="text">
      <style:text-properties officeooo:rsid="001ce3e3"/>
    </style:style>
    <style:style style:name="T16" style:family="text">
      <style:text-properties officeooo:rsid="001db55e"/>
    </style:style>
    <style:style style:name="T17" style:family="text">
      <style:text-properties officeooo:rsid="001dfd6e"/>
    </style:style>
    <style:style style:name="T18" style:family="text">
      <style:text-properties officeooo:rsid="00216d47"/>
    </style:style>
    <style:style style:name="T19" style:family="text">
      <style:text-properties officeooo:rsid="0021802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RLA INSTITUTE OF TECHNOLOGY &amp; SCIENCE, PILANI (RAJASTHAN)</text:p>
      <text:p text:style-name="P2">CS F422 – Parallel Computing</text:p>
      <text:p text:style-name="P2">Lab#<text:span text:style-name="T18">4</text:span></text:p>
      <text:p text:style-name="P9"/>
      <text:p text:style-name="P10"/>
      <text:p text:style-name="P7"><text:span text:style-name="T1">Note: Please use programs under </text:span><text:span text:style-name="T2">Code_lab</text:span><text:span text:style-name="T3">4 </text:span><text:span text:style-name="T1">directory supplied with this sheet. Do not copy from this sheet.</text:span></text:p>
      <text:p text:style-name="P4"/>
      <text:p text:style-name="P4">The lab has the following objectives:</text:p>
      <text:p text:style-name="P4">Giving practice programs for <text:span text:style-name="T18">CUDA</text:span><text:span text:style-name="T13">.</text:span></text:p>
      <text:p text:style-name="P10"/>
      <text:p text:style-name="P23">Query device features</text:p>
      <text:p text:style-name="P11"><text:s/></text:p>
      <text:list xml:id="list1266416834" text:style-name="L1">
        <text:list-item>
          <text:p text:style-name="P12">#include "./book.h"</text:p>
        </text:list-item>
        <text:list-item>
          <text:p text:style-name="P12"/>
        </text:list-item>
        <text:list-item>
          <text:p text:style-name="P12">int main(void)</text:p>
        </text:list-item>
        <text:list-item>
          <text:p text:style-name="P12">{</text:p>
        </text:list-item>
        <text:list-item>
          <text:p text:style-name="P12"><text:s text:c="4"/>cudaDeviceProp prop;</text:p>
        </text:list-item>
        <text:list-item>
          <text:p text:style-name="P12"><text:s text:c="4"/>int count;</text:p>
        </text:list-item>
        <text:list-item>
          <text:p text:style-name="P12"><text:s text:c="4"/>HANDLE_ERROR(cudaGetDeviceCount(&amp;count));</text:p>
        </text:list-item>
        <text:list-item>
          <text:p text:style-name="P12"><text:s text:c="4"/>for (int i = 0; i &lt; count; i++)</text:p>
        </text:list-item>
        <text:list-item>
          <text:p text:style-name="P12"><text:s text:c="4"/>{</text:p>
        </text:list-item>
        <text:list-item>
          <text:p text:style-name="P12"><text:s text:c="8"/>HANDLE_ERROR(cudaGetDeviceProperties(&amp;prop, i));</text:p>
        </text:list-item>
        <text:list-item>
          <text:p text:style-name="P12"><text:s text:c="8"/>printf(" --- General Information for device %d ---\n", i);</text:p>
        </text:list-item>
        <text:list-item>
          <text:p text:style-name="P12"><text:s text:c="8"/>printf("Name: %s\n", prop.name);</text:p>
        </text:list-item>
        <text:list-item>
          <text:p text:style-name="P12"><text:s text:c="8"/>printf("Compute capability: %d.%d\n", prop.major, prop.minor);</text:p>
        </text:list-item>
        <text:list-item>
          <text:p text:style-name="P12"><text:s text:c="8"/>printf("Clock rate: %d\n", prop.clockRate);</text:p>
        </text:list-item>
        <text:list-item>
          <text:p text:style-name="P12"><text:s text:c="8"/>printf("Device copy overlap: ");</text:p>
        </text:list-item>
        <text:list-item>
          <text:p text:style-name="P12"><text:s text:c="8"/>if (prop.deviceOverlap)</text:p>
        </text:list-item>
        <text:list-item>
          <text:p text:style-name="P12"><text:s text:c="12"/>printf("Enabled\n");</text:p>
        </text:list-item>
        <text:list-item>
          <text:p text:style-name="P12"><text:s text:c="8"/>else</text:p>
        </text:list-item>
        <text:list-item>
          <text:p text:style-name="P12"><text:s text:c="12"/>printf("Disabled\n");</text:p>
        </text:list-item>
        <text:list-item>
          <text:p text:style-name="P12"><text:s text:c="8"/>printf("Kernel execition timeout : ");</text:p>
        </text:list-item>
        <text:list-item>
          <text:p text:style-name="P12"><text:s text:c="8"/>if (prop.kernelExecTimeoutEnabled)</text:p>
        </text:list-item>
        <text:list-item>
          <text:p text:style-name="P12"><text:s text:c="12"/>printf("Enabled\n");</text:p>
        </text:list-item>
        <text:list-item>
          <text:p text:style-name="P12"><text:s text:c="8"/>else</text:p>
        </text:list-item>
        <text:list-item>
          <text:p text:style-name="P12"><text:s text:c="12"/>printf("Disabled\n");</text:p>
        </text:list-item>
        <text:list-item>
          <text:p text:style-name="P12"><text:s text:c="8"/>printf(" --- Memory Information for device %d ---\n", i);</text:p>
        </text:list-item>
        <text:list-item>
          <text:p text:style-name="P12"><text:s text:c="8"/>printf("Total global mem: %ld\n", prop.totalGlobalMem);</text:p>
        </text:list-item>
        <text:list-item>
          <text:p text:style-name="P12"><text:s text:c="8"/>printf("Total constant Mem: %ld\n", prop.totalConstMem);</text:p>
        </text:list-item>
        <text:list-item>
          <text:p text:style-name="P12"><text:s text:c="8"/>printf("Max mem pitch: %ld\n", prop.memPitch);</text:p>
        </text:list-item>
        <text:list-item>
          <text:p text:style-name="P12"><text:s text:c="8"/>printf("Texture Alignment: %ld\n", prop.textureAlignment);</text:p>
        </text:list-item>
        <text:list-item>
          <text:p text:style-name="P12"><text:s text:c="8"/>printf(" --- MP Information for device %d ---\n", i);</text:p>
        </text:list-item>
        <text:list-item>
          <text:p text:style-name="P12"><text:s text:c="8"/>printf("Multiprocessor count: %d\n",</text:p>
        </text:list-item>
        <text:list-item>
          <text:p text:style-name="P12"><text:s text:c="15"/>prop.multiProcessorCount);</text:p>
        </text:list-item>
        <text:list-item>
          <text:p text:style-name="P12"><text:s text:c="8"/>printf("Shared mem per mp: %ld\n", prop.sharedMemPerBlock);</text:p>
        </text:list-item>
        <text:list-item>
          <text:p text:style-name="P12"><text:s text:c="8"/>printf("Registers per mp: %d\n", prop.regsPerBlock);</text:p>
        </text:list-item>
        <text:list-item>
          <text:p text:style-name="P12"><text:s text:c="8"/>printf("Threads in warp: %d\n", prop.warpSize);</text:p>
        </text:list-item>
        <text:list-item>
          <text:p text:style-name="P12"><text:soft-page-break/><text:s text:c="8"/>printf("Max threads per block: %d\n",</text:p>
        </text:list-item>
        <text:list-item>
          <text:p text:style-name="P12"><text:s text:c="15"/>prop.maxThreadsPerBlock);</text:p>
        </text:list-item>
        <text:list-item>
          <text:p text:style-name="P12"><text:s text:c="8"/>printf("Max thread dimensions: (%d, %d, %d)\n",</text:p>
        </text:list-item>
        <text:list-item>
          <text:p text:style-name="P12"><text:s text:c="15"/>prop.maxThreadsDim[0], prop.maxThreadsDim[1],</text:p>
        </text:list-item>
        <text:list-item>
          <text:p text:style-name="P12"><text:s text:c="15"/>prop.maxThreadsDim[2]);</text:p>
        </text:list-item>
        <text:list-item>
          <text:p text:style-name="P12"><text:s text:c="8"/>printf("Max grid dimensions: (%d, %d, %d)\n",</text:p>
        </text:list-item>
        <text:list-item>
          <text:p text:style-name="P12"><text:s text:c="15"/>prop.maxGridSize[0], prop.maxGridSize[1],</text:p>
        </text:list-item>
        <text:list-item>
          <text:p text:style-name="P12"><text:s text:c="15"/>prop.maxGridSize[2]);</text:p>
        </text:list-item>
        <text:list-item>
          <text:p text:style-name="P12"><text:s text:c="8"/>printf("\n");</text:p>
        </text:list-item>
        <text:list-item>
          <text:p text:style-name="P12"><text:s text:c="4"/>}</text:p>
        </text:list-item>
        <text:list-item>
          <text:p text:style-name="P12">}</text:p>
        </text:list-item>
      </text:list>
      <text:p text:style-name="P10"/>
      <text:p text:style-name="P8">Q?</text:p>
      <text:list xml:id="list870422822" text:style-name="WW8Num6">
        <text:list-item>
          <text:p text:style-name="P16"><text:span text:style-name="T14">This is a program to </text:span><text:span text:style-name="T19">query the device features in your GPU. See if you can understand most of what they mean, and if they match your device configuration.</text:span></text:p>
        </text:list-item>
      </text:list>
      <text:p text:style-name="P5"/>
      <text:p text:style-name="P3"/>
      <text:p text:style-name="P23">Using parameters to kernel</text:p>
      <text:p text:style-name="P10"/>
      <text:list xml:id="list3487391320" text:style-name="L2">
        <text:list-item>
          <text:p text:style-name="P13">#include &lt;iostream&gt;</text:p>
        </text:list-item>
        <text:list-item>
          <text:p text:style-name="P13">#include "book.h"</text:p>
        </text:list-item>
        <text:list-item>
          <text:p text:style-name="P13"/>
        </text:list-item>
        <text:list-item>
          <text:p text:style-name="P13">__global__ void add(int a, int b, int *c)</text:p>
        </text:list-item>
        <text:list-item>
          <text:p text:style-name="P13">{</text:p>
        </text:list-item>
        <text:list-item>
          <text:p text:style-name="P13"><text:s text:c="4"/>*c = a + b;</text:p>
        </text:list-item>
        <text:list-item>
          <text:p text:style-name="P13">}</text:p>
        </text:list-item>
        <text:list-item>
          <text:p text:style-name="P13"/>
        </text:list-item>
        <text:list-item>
          <text:p text:style-name="P13">int main(void)</text:p>
        </text:list-item>
        <text:list-item>
          <text:p text:style-name="P13">{</text:p>
        </text:list-item>
        <text:list-item>
          <text:p text:style-name="P13"><text:s text:c="4"/>int c;</text:p>
        </text:list-item>
        <text:list-item>
          <text:p text:style-name="P13"><text:s text:c="4"/>int *dev_c;</text:p>
        </text:list-item>
        <text:list-item>
          <text:p text:style-name="P13"><text:s text:c="4"/>HANDLE_ERROR(cudaMalloc((void **)&amp;dev_c, sizeof(int)));</text:p>
        </text:list-item>
        <text:list-item>
          <text:p text:style-name="P13"><text:s text:c="4"/>add&lt;&lt;&lt;1, 1&gt;&gt;&gt;(2, 7, dev_c);</text:p>
        </text:list-item>
        <text:list-item>
          <text:p text:style-name="P13"><text:s text:c="4"/>HANDLE_ERROR(cudaMemcpy(&amp;c,</text:p>
        </text:list-item>
        <text:list-item>
          <text:p text:style-name="P13"><text:s text:c="28"/>dev_c,</text:p>
        </text:list-item>
        <text:list-item>
          <text:p text:style-name="P13"><text:s text:c="28"/>sizeof(int),</text:p>
        </text:list-item>
        <text:list-item>
          <text:p text:style-name="P13"><text:s text:c="28"/>cudaMemcpyDeviceToHost));</text:p>
        </text:list-item>
        <text:list-item>
          <text:p text:style-name="P13"><text:s text:c="4"/>printf("2 + 7 = %d\n", c);</text:p>
        </text:list-item>
        <text:list-item>
          <text:p text:style-name="P13"><text:s text:c="4"/>cudaFree(dev_c);</text:p>
        </text:list-item>
        <text:list-item>
          <text:p text:style-name="P13"><text:s text:c="4"/>return 0;</text:p>
        </text:list-item>
        <text:list-item>
          <text:p text:style-name="P13">}</text:p>
        </text:list-item>
      </text:list>
      <text:p text:style-name="P8"/>
      <text:p text:style-name="P8">Q?</text:p>
      <text:list xml:id="list4202918498" text:style-name="WW8Num7">
        <text:list-item>
          <text:p text:style-name="P21"><text:span text:style-name="T11">This is a program to </text:span><text:span text:style-name="T12">teach passing of parameters to the kernel.</text:span></text:p>
        </text:list-item>
      </text:list>
      <text:p text:style-name="P6"/>
      <text:p text:style-name="P6"><text:soft-page-break/></text:p>
      <text:p text:style-name="P23">GPU Vector sum using parallel blocks</text:p>
      <text:p text:style-name="P10"/>
      <text:list xml:id="list2709469296" text:style-name="L3">
        <text:list-item>
          <text:p text:style-name="P14">#include "./book.h"</text:p>
        </text:list-item>
        <text:list-item>
          <text:p text:style-name="P14">#define N 10</text:p>
        </text:list-item>
        <text:list-item>
          <text:p text:style-name="P14"/>
        </text:list-item>
        <text:list-item>
          <text:p text:style-name="P14">int main(void)</text:p>
        </text:list-item>
        <text:list-item>
          <text:p text:style-name="P14">{</text:p>
        </text:list-item>
        <text:list-item>
          <text:p text:style-name="P14"><text:s text:c="4"/>int a[N], b[N], c[N];</text:p>
        </text:list-item>
        <text:list-item>
          <text:p text:style-name="P14"><text:s text:c="4"/>int *dev_a, *dev_b, *dev_c;</text:p>
        </text:list-item>
        <text:list-item>
          <text:p text:style-name="P14"><text:s text:c="4"/>// allocate the memory on the GPU</text:p>
        </text:list-item>
        <text:list-item>
          <text:p text:style-name="P14"><text:s text:c="4"/>HANDLE_ERROR(cudaMalloc((void **)&amp;dev_a, N * sizeof(int)));</text:p>
        </text:list-item>
        <text:list-item>
          <text:p text:style-name="P14"><text:s text:c="4"/>HANDLE_ERROR(cudaMalloc((void **)&amp;dev_b, N * sizeof(int)));</text:p>
        </text:list-item>
        <text:list-item>
          <text:p text:style-name="P14"><text:s text:c="4"/>HANDLE_ERROR(cudaMalloc((void **)&amp;dev_c, N * sizeof(int)));</text:p>
        </text:list-item>
        <text:list-item>
          <text:p text:style-name="P14"><text:s text:c="4"/>// fill the arrays 'a' and 'b' on the CPU</text:p>
        </text:list-item>
        <text:list-item>
          <text:p text:style-name="P14"><text:s text:c="4"/>for (int i = 0; i &lt; N; i++)</text:p>
        </text:list-item>
        <text:list-item>
          <text:p text:style-name="P14"><text:s text:c="4"/>{</text:p>
        </text:list-item>
        <text:list-item>
          <text:p text:style-name="P14"><text:s text:c="8"/>a[i] = -i;</text:p>
        </text:list-item>
        <text:list-item>
          <text:p text:style-name="P14"><text:s text:c="8"/>b[i] = i * i;</text:p>
        </text:list-item>
        <text:list-item>
          <text:p text:style-name="P14"><text:s text:c="4"/>}</text:p>
        </text:list-item>
        <text:list-item>
          <text:p text:style-name="P14"/>
        </text:list-item>
        <text:list-item>
          <text:p text:style-name="P14"><text:s text:c="4"/>// copy the arrays 'a' and 'b' to the GPU</text:p>
        </text:list-item>
        <text:list-item>
          <text:p text:style-name="P14"><text:s text:c="4"/>HANDLE_ERROR(cudaMemcpy(dev_a, a, N * sizeof(int), cudaMemcpyHostToDevice));</text:p>
        </text:list-item>
        <text:list-item>
          <text:p text:style-name="P14"><text:s text:c="4"/>HANDLE_ERROR(cudaMemcpy(dev_a, a, N * sizeof(int), cudaMemcpyHostToDevice));</text:p>
        </text:list-item>
        <text:list-item>
          <text:p text:style-name="P14"><text:s text:c="4"/></text:p>
        </text:list-item>
        <text:list-item>
          <text:p text:style-name="P14"><text:s text:c="4"/>add&lt;&lt;&lt;N,1&gt;&gt;&gt;(dev_a, dev_b, dev_c);</text:p>
        </text:list-item>
        <text:list-item>
          <text:p text:style-name="P14"/>
        </text:list-item>
        <text:list-item>
          <text:p text:style-name="P14"><text:s text:c="4"/>// copy array 'c' back from the GPU to the CPU</text:p>
        </text:list-item>
        <text:list-item>
          <text:p text:style-name="P14"><text:s text:c="4"/>HANDLE_ERROR(cudaMemcpy(c, dev_c, N * sizeof(int), cudaMemcpyHostToDevice));</text:p>
        </text:list-item>
        <text:list-item>
          <text:p text:style-name="P14"/>
        </text:list-item>
        <text:list-item>
          <text:p text:style-name="P14"><text:s text:c="4"/>// display the results</text:p>
        </text:list-item>
        <text:list-item>
          <text:p text:style-name="P14"><text:s text:c="4"/>for(int i=0; i&lt;N; ++i){</text:p>
        </text:list-item>
        <text:list-item>
          <text:p text:style-name="P14"><text:s text:c="8"/>printf("%d + %d = %d\n", a[i], b[i], c[i]);</text:p>
        </text:list-item>
        <text:list-item>
          <text:p text:style-name="P14"><text:s text:c="4"/>}</text:p>
        </text:list-item>
        <text:list-item>
          <text:p text:style-name="P14"/>
        </text:list-item>
        <text:list-item>
          <text:p text:style-name="P14"><text:s text:c="4"/>// free the memory allocated on the GPU</text:p>
        </text:list-item>
        <text:list-item>
          <text:p text:style-name="P14"><text:s text:c="4"/>cudaFree(dev_a);</text:p>
        </text:list-item>
        <text:list-item>
          <text:p text:style-name="P14"><text:s text:c="4"/>cudaFree(dev_b);</text:p>
        </text:list-item>
        <text:list-item>
          <text:p text:style-name="P14"><text:s text:c="4"/>cudaFree(dev_c);</text:p>
        </text:list-item>
        <text:list-item>
          <text:p text:style-name="P14"><text:s text:c="4"/></text:p>
        </text:list-item>
        <text:list-item>
          <text:p text:style-name="P14"><text:s text:c="4"/>return 0;</text:p>
        </text:list-item>
        <text:list-item>
          <text:p text:style-name="P14">}</text:p>
        </text:list-item>
      </text:list>
      <text:p text:style-name="P8">Q?</text:p>
      <text:list xml:id="list527728127" text:style-name="WW8Num13">
        <text:list-item>
          <text:p text:style-name="P18"><text:span text:style-name="T17">This is a program which uses </text:span><text:span text:style-name="T18">GPU to compute the vector sum using a parallel block implementation.</text:span></text:p>
          <text:p text:style-name="P22"/>
        </text:list-item>
      </text:list>
      <text:p text:style-name="P10"/>
      <text:p text:style-name="P23">GPU Vector sum using threads</text:p>
      <text:p text:style-name="P10"/>
      <text:list xml:id="list4285410642" text:style-name="L4">
        <text:list-item>
          <text:p text:style-name="P15"><text:soft-page-break/>#include "../common/book.h"</text:p>
        </text:list-item>
        <text:list-item>
          <text:p text:style-name="P15">#define N 10</text:p>
        </text:list-item>
        <text:list-item>
          <text:p text:style-name="P15">__global__ void add(int *a, int *b, int *c)</text:p>
        </text:list-item>
        <text:list-item>
          <text:p text:style-name="P15">{</text:p>
        </text:list-item>
        <text:list-item>
          <text:p text:style-name="P15"><text:s text:c="4"/>int tid = threadIdx.x;</text:p>
        </text:list-item>
        <text:list-item>
          <text:p text:style-name="P15"><text:s text:c="4"/>if (tid &lt; N)</text:p>
        </text:list-item>
        <text:list-item>
          <text:p text:style-name="P15"><text:s text:c="8"/>c[tid] = a[tid] + b[tid];</text:p>
        </text:list-item>
        <text:list-item>
          <text:p text:style-name="P15">}</text:p>
        </text:list-item>
        <text:list-item>
          <text:p text:style-name="P15">int main(void)</text:p>
        </text:list-item>
        <text:list-item>
          <text:p text:style-name="P15">{</text:p>
        </text:list-item>
        <text:list-item>
          <text:p text:style-name="P15"><text:s text:c="4"/>int a[N], b[N], c[N];</text:p>
        </text:list-item>
        <text:list-item>
          <text:p text:style-name="P15"><text:s text:c="4"/>int *dev_a, *dev_b, *dev_c;</text:p>
        </text:list-item>
        <text:list-item>
          <text:p text:style-name="P15"><text:s text:c="4"/>// allocate the memory on the GPU</text:p>
        </text:list-item>
        <text:list-item>
          <text:p text:style-name="P15"><text:s text:c="4"/>HANDLE_ERROR(cudaMalloc((void **)&amp;dev_a, N * sizeof(int)));</text:p>
        </text:list-item>
        <text:list-item>
          <text:p text:style-name="P15"><text:s text:c="4"/>HANDLE_ERROR(cudaMalloc((void **)&amp;dev_b, N * sizeof(int)));</text:p>
        </text:list-item>
        <text:list-item>
          <text:p text:style-name="P15"><text:s text:c="4"/>HANDLE_ERROR(cudaMalloc((void **)&amp;dev_c, N * sizeof(int)));</text:p>
        </text:list-item>
        <text:list-item>
          <text:p text:style-name="P15"><text:s text:c="4"/>// fill the arrays "a" and "b" on the CPU</text:p>
        </text:list-item>
        <text:list-item>
          <text:p text:style-name="P15"><text:s text:c="4"/>for (int i = 0; i &lt; N; i++)</text:p>
        </text:list-item>
        <text:list-item>
          <text:p text:style-name="P15"><text:s text:c="4"/>{</text:p>
        </text:list-item>
        <text:list-item>
          <text:p text:style-name="P15"><text:s text:c="8"/>a[i] = i;</text:p>
        </text:list-item>
        <text:list-item>
          <text:p text:style-name="P15"><text:s text:c="8"/>b[i] = i * i;</text:p>
        </text:list-item>
        <text:list-item>
          <text:p text:style-name="P15"><text:s text:c="4"/>}</text:p>
        </text:list-item>
        <text:list-item>
          <text:p text:style-name="P15"><text:s text:c="4"/>// copy the arrays "a" and "b" to the GPU</text:p>
        </text:list-item>
        <text:list-item>
          <text:p text:style-name="P15"><text:s text:c="4"/>HANDLE_ERROR(cudaMemcpy(dev_a,</text:p>
        </text:list-item>
        <text:list-item>
          <text:p text:style-name="P15"><text:s text:c="28"/>a,</text:p>
        </text:list-item>
        <text:list-item>
          <text:p text:style-name="P15"><text:s text:c="28"/>N * sizeof(int),</text:p>
        </text:list-item>
        <text:list-item>
          <text:p text:style-name="P15"><text:s text:c="28"/>cudaMemcpyHostToDevice));</text:p>
        </text:list-item>
        <text:list-item>
          <text:p text:style-name="P15"><text:s text:c="4"/>HANDLE_ERROR(cudaMemcpy(dev_b,</text:p>
        </text:list-item>
        <text:list-item>
          <text:p text:style-name="P15"><text:s text:c="28"/>b,</text:p>
        </text:list-item>
        <text:list-item>
          <text:p text:style-name="P15"><text:s text:c="28"/>N * sizeof(int),</text:p>
        </text:list-item>
        <text:list-item>
          <text:p text:style-name="P15"><text:s text:c="28"/>cudaMemcpyHostToDevice));</text:p>
        </text:list-item>
        <text:list-item>
          <text:p text:style-name="P15"><text:s text:c="4"/>add&lt;&lt;&lt;1, N&gt;&gt;&gt;(dev_a, dev_b, dev_c);</text:p>
        </text:list-item>
        <text:list-item>
          <text:p text:style-name="P15"><text:s text:c="4"/>// copy the array "c" back from the GPU to the CPU</text:p>
        </text:list-item>
        <text:list-item>
          <text:p text:style-name="P15"><text:s text:c="4"/>HANDLE_ERROR(cudaMemcpy(c,</text:p>
        </text:list-item>
        <text:list-item>
          <text:p text:style-name="P15"><text:s text:c="28"/>dev_c,</text:p>
        </text:list-item>
        <text:list-item>
          <text:p text:style-name="P15"><text:s text:c="28"/>N * sizeof(int),</text:p>
        </text:list-item>
        <text:list-item>
          <text:p text:style-name="P15"><text:s text:c="28"/>cudaMemcpyDeviceToHost));</text:p>
        </text:list-item>
        <text:list-item>
          <text:p text:style-name="P15"><text:s text:c="4"/>// display the results</text:p>
        </text:list-item>
        <text:list-item>
          <text:p text:style-name="P15"><text:s text:c="4"/>for (int i = 0; i &lt; N; i++)</text:p>
        </text:list-item>
        <text:list-item>
          <text:p text:style-name="P15"><text:s text:c="4"/>{</text:p>
        </text:list-item>
        <text:list-item>
          <text:p text:style-name="P15"><text:s text:c="8"/>printf( "% d + % d = % d\n", a[i], b[i], c[i]);</text:p>
        </text:list-item>
        <text:list-item>
          <text:p text:style-name="P15"><text:s text:c="4"/>}</text:p>
        </text:list-item>
        <text:list-item>
          <text:p text:style-name="P15"><text:s text:c="4"/>// free the memory allocated on the GPU</text:p>
        </text:list-item>
        <text:list-item>
          <text:p text:style-name="P15"><text:s text:c="4"/>cudaFree(dev_a);</text:p>
        </text:list-item>
        <text:list-item>
          <text:p text:style-name="P15"><text:s text:c="4"/>cudaFree(dev_b);</text:p>
        </text:list-item>
        <text:list-item>
          <text:p text:style-name="P15"><text:s text:c="4"/>cudaFree(dev_c);</text:p>
        </text:list-item>
        <text:list-item>
          <text:p text:style-name="P15"><text:s text:c="4"/>return 0;</text:p>
        </text:list-item>
        <text:list-item>
          <text:p text:style-name="P15">}</text:p>
        </text:list-item>
      </text:list>
      <text:p text:style-name="P8">Q?</text:p>
      <text:list xml:id="list1945789300" text:style-name="WW8Num14">
        <text:list-item>
          <text:p text:style-name="P19"><text:span text:style-name="T17">This is a program which </text:span><text:span text:style-name="T18">uses parallel threads instead of parallel block to compute vector sum using GPU. Can you understand the difference b/w the two programs?</text:span></text:p>
        </text:list-item>
      </text:list>
      <text:p text:style-name="P3"/>
      <text:p text:style-name="P3"><text:line-break/></text:p>
      <text:p text:style-name="P1">End of lab<text:span text:style-name="T18">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Hack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3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2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22:26:49.453537581</meta:creation-date>
    <dc:date>2022-05-01T19:20:55.792903803</dc:date>
    <meta:editing-duration>PT17M41S</meta:editing-duration>
    <meta:editing-cycles>6</meta:editing-cycles>
    <meta:generator>LibreOffice/7.3.3.1$Linux_X86_64 LibreOffice_project/30$Build-1</meta:generator>
    <meta:document-statistic meta:table-count="0" meta:image-count="0" meta:object-count="0" meta:page-count="4" meta:paragraph-count="176" meta:word-count="821" meta:character-count="6061" meta:non-whitespace-character-count="4561"/>
  </office:meta>
</office:document-meta>
</file>